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8.05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78.8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8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6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88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91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98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6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06:57:29.636055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9-11T06:59:42.095145319</dc:date>
    <dc:creator>DavidA </dc:creator>
    <meta:editing-duration>P1DT7H35M25S</meta:editing-duration>
    <meta:editing-cycles>105</meta:editing-cycles>
    <meta:generator>LibreOffice/6.0.7.3$Linux_X86_64 LibreOffice_project/00m0$Build-3</meta:generator>
    <meta:document-statistic meta:table-count="1" meta:cell-count="637" meta:object-count="0"/>
  </office:meta>
</office:document-meta>
</file>